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contextual-spacing="false" fo:line-height="20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14%" fo:text-align="center" style:justify-single-word="false" style:writing-mode="lr-tb"/>
      <style:text-properties fo:font-variant="normal" fo:text-transform="none" fo:color="#000000" style:font-name="Arial" fo:font-size="12pt" fo:font-style="normal" style:text-underline-style="solid" style:text-underline-width="auto" style:text-underline-color="font-color" fo:font-weight="normal" fo:background-color="transparent"/>
    </style:style>
    <style:style style:name="P3" style:family="paragraph" style:parent-style-name="Text_20_body">
      <style:paragraph-properties fo:margin-top="0in" fo:margin-bottom="0in" style:contextual-spacing="false" fo:line-height="114%" fo:text-align="center" style:justify-single-word="false" style:writing-mode="lr-tb"/>
    </style:style>
    <style:style style:name="P4" style:family="paragraph" style:parent-style-name="Text_20_body">
      <style:paragraph-properties fo:margin-left="0in" fo:margin-right="0in" fo:margin-top="0in" fo:margin-bottom="0in" style:contextual-spacing="false" fo:line-height="200%" fo:text-indent="0.5in" style:auto-text-indent="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200%" fo:text-align="center" style:justify-single-word="false" fo:text-indent="0.5in" style:auto-text-indent="false" style:writing-mode="lr-tb"/>
      <style:text-properties fo:font-variant="normal" fo:text-transform="none" fo:color="#000000" style:text-line-through-style="none" style:font-name="Arial" fo:font-size="12pt" fo:font-style="italic" style:text-underline-style="none" fo:font-weight="normal" style:text-blinking="false" fo:background-color="transparent"/>
    </style:style>
    <style:style style:name="P6" style:family="paragraph" style:parent-style-name="Text_20_body">
      <style:paragraph-properties fo:margin-left="0in" fo:margin-right="0in" fo:margin-top="0in" fo:margin-bottom="0in" style:contextual-spacing="false" fo:line-height="200%" fo:text-align="center" style:justify-single-word="false" fo:text-indent="0.5in" style:auto-text-indent="false" style:writing-mode="lr-tb"/>
      <style:text-properties fo:font-variant="normal" fo:text-transform="none" fo:color="#000000" style:font-name="Arial" fo:font-size="12pt" fo:font-style="normal" style:text-underline-style="solid" style:text-underline-width="auto" style:text-underline-color="font-color" fo:font-weight="normal" fo:background-color="transparent"/>
    </style:style>
    <style:style style:name="P7" style:family="paragraph" style:parent-style-name="Text_20_body">
      <style:paragraph-properties fo:margin-left="0in" fo:margin-right="0in" fo:margin-top="0in" fo:margin-bottom="0in" style:contextual-spacing="false" fo:line-height="200%" fo:text-indent="0.5in" style:auto-text-indent="false" style:writing-mode="lr-tb"/>
      <style:text-properties fo:font-weight="normal"/>
    </style:style>
    <style:style style:name="P8" style:family="paragraph" style:parent-style-name="Text_20_body">
      <style:paragraph-properties fo:margin-left="0in" fo:margin-right="0in" fo:margin-top="0in" fo:margin-bottom="0in" style:contextual-spacing="false" fo:line-height="200%" fo:text-align="center" style:justify-single-word="false" fo:text-indent="0.5in" style:auto-text-indent="false" style:writing-mode="lr-tb"/>
    </style:style>
    <style:style style:name="P9" style:family="paragraph" style:parent-style-name="Header">
      <style:paragraph-properties fo:text-align="end" style:justify-single-word="false"/>
    </style:style>
    <style:style style:name="T1" style:family="text">
      <style:text-properties fo:font-variant="normal" fo:text-transform="none" fo:color="#000000" style:text-line-through-style="none" style:font-name="Arial" fo:font-size="12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2pt" fo:font-style="italic" style:text-underline-style="none" fo:font-weight="normal" style:text-blinking="false" fo:background-color="transparent"/>
    </style:style>
    <style:style style:name="T5" style:family="text">
      <style:text-properties fo:font-variant="normal" fo:text-transform="none" fo:color="#000000" style:text-line-through-style="none" style:text-underline-style="none"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219925bd-da7b-da02-4112-6bd434b97825"/><text:span text:style-name="T3">Feasibility of Energy Recapture of Flare Streams in Petroleum Refining</text:span></text:p>
      <text:p text:style-name="P3"><text:span text:style-name="T3"/></text:p>
      <text:p text:style-name="P2">I. Introduction</text:p>
      <text:p text:style-name="Text_20_body"/>
      <text:p text:style-name="P4">A common element of many processes involving flammable gases and heat is a flare stack.  It is used to either burn excess fuel thus providing a safety mechanism, or to reject impurities in the streams of the process.  If there was an emergency in a plant, the entire process can be vented through the flare stack resulting in a fireball many feet above the ground rather than at ground level where personnel and equipment could be damaged.</text:p>
      <text:p text:style-name="P7"><text:span text:style-name="T1">Although there are many positive aspects of using flare stacks, much of the product can be lost through venting.  For example, typical flow rates of flare gas streams are on the order of a few percent of the plant capacity which amounts to a significant amount of fuel lost. In 2012, the United States produced about 11.11 million barrels per day.  Each barrel of crude oil sells for $98 today which translates to 3.9 billion dollars per year being burned in petroleum refineries alone. </text:span><text:span text:style-name="T2">(Source)</text:span></text:p>
      <text:p text:style-name="P4">To help alleviate this problem and save companies money, we will research the usability and sustainability of several mechanisms.  In order to increase efficiency, these mechanisms aim to recapture the waste heat from the flare stacks. The purpose of this paper is to evaluate the efficacy of these proposed energy capture mechanisms. We will compare three of these mechanisms and contrast their benefits with alternate methods of implementation that reduce the total amount of gas initially sent to the flare.</text:p>
      <text:p text:style-name="Text_20_body"/>
      <text:p text:style-name="P2">II. Model of Maximum Energy Capture</text:p>
      <text:p text:style-name="Text_20_body"/>
      <text:p text:style-name="P4">In order to have a strong basis in which to compare the energy capture mechanisms, we will first model maximum energy capture by looking at a typical U.S. refinery.  As a <text:soft-page-break/>standard of comparison, the device that is the most cost effective while capturing the most energy for reuse in this model refinery, will be the device that we recommend for use across the U.S.  </text:p>
      <text:p text:style-name="Text_20_body"/>
      <text:p text:style-name="P6">III. Proposed Energy Capture Mechanisms</text:p>
      <text:p text:style-name="Text_20_body"/>
      <text:p text:style-name="P4">There are several patented methods available that allow for energy recapture from flare stacks. Each of these designs address different problems that occur in the search to recapture energy.  The variations of designs allow us to determine which would be the most cost effective, efficient, and practical method for a model United States plant based on the cost effectiveness of implementation and maintenance.  The different methods are described below.</text:p>
      <text:p text:style-name="Text_20_body"/>
      <text:p text:style-name="P8"><text:span text:style-name="T5"> </text:span><text:span text:style-name="T4">Japanese Patent I (electrical power generated by temperature gradient)</text:span></text:p>
      <text:p text:style-name="P4">The first patent proposes placing a cylindrical device on top of an existing flare stack as means of using the waste heat for electricity generation (Shinohara).  This device is encircled by heat coils containing flowing water and is designed to heat that water with the exhaust heat (Shinohara).   </text:p>
      <text:p text:style-name="P4">In order to more effectively transfer heat from the flare stack to the water, the water must be warm as it enters this cylindrical device.  This causes a problem as flare stacks emit waste heat many feet above the ground.   In the process of pumping water to the top of the flare stack, there is a significant amount of heat loss.  This invention tries to remedy these problems as it uses the heat collected as both a source of heat as well as a source of power (Shinohara).  </text:p>
      <text:p text:style-name="P4"><text:soft-page-break/>To solve this problem, the inventor has proposed some alterations to the basic device.  Instead of using warm water for heat transfer, colder water is run through the inside of the device to cool the heat transfer process (Shinohara).  A thermo element is then attached to the outside wall of the cylindrical device (Shinohara).  A temperature difference between the heat of the flare stack exhaust and the cooling water causes a temperature gradient which generates electricity (Shinohara).  </text:p>
      <text:p text:style-name="Text_20_body"/>
      <text:p text:style-name="P5">Japanese Patent II (Electrical power generated by steam coil)</text:p>
      <text:p text:style-name="P4">A patent has been filed for an energy recovery device that utilizes steam as a heat exchange medium. Water is sent through a coil of tubing that surrounds empty space above the  flame of the flare. The device is housed in a cylindrical shell with a conical top in an attempt to maximize heat transfer. An experiment dealing with water at relatively low Temperatures proved to be 66% efficient at removing heat of combustion from the flare gas. Thermal measuring devices are used to keep the flow of water consistent with the amount of gas being burned.</text:p>
      <text:p text:style-name="P1">The device is used specifically in a food processing application, and several precautions have been noted to prevent corrosion of the device by H2S. Similar precautions could be made for other applications and corrosive substances, with the limiting factor being the acid dew point (Temperature of the exhaust gas stream should always be kept above the acid dew point to prevent corrosion). </text:p>
      <text:p text:style-name="P1">There are potential problems with using this device in a safety flare application. First, the conical top, while definitely of use in encouraging heat transfer, limits the amount of Oxygen the flame can burn. In an emergency situation, when the combustion space is significantly increased, the top would only be an obstacle. Second, maintenance presents an issue, as it <text:soft-page-break/>would require personnel to service the top of the flare stack regularly. Third, variations in stream flow rates may require more cooling water than can be piped through the exchanger (especially in an emergency dump situation), which could cause structural damage to the device, possibly including meltdown and blockage of the flare stack.</text:p>
      <text:p text:style-name="P1">Many of these are not issues for non-safety flare stacks, and this device could be of use with modifications.</text:p>
      <text:p text:style-name="Text_20_body"/>
      <text:p text:style-name="P5">American Patent (Heat recovery from waste gas stream through heat exchanger used to provide energy elsewhere)</text:p>
      <text:p text:style-name="P4">Another patent has been filed that proposes using a bustle system to divert hot gases to a secondary process where the energy would be recaptured (Duesel et al). In this patent, a landfill gas treatment plant is used as a mode (Duesel et al). Waste gases produced by the decomposition of landfill material creates different flammable gases which are then burned at the bottom of an exhaust stack, and summarily released into the atmosphere. Using this model, the patent describes the addition of a bustle, or special length of piping with slots of variable height and an outer covering that encloses the slotted piping (Duesel et al). This bustle allows a second transfer pipe to be attached to the outer covering and uses an induction fan in the transfer pipe to create a draft, pulling hot flue gases from the original exhaust pipe into the transfer pipe and into a secondary process, where the hot exhaust gas can be used in a heat exchanger or other energy transfer equipment (Duesel et al). This is all to be done with as little impact on the primary process as possible. </text:p>
      <text:p text:style-name="P1">There are various methods to recapturing heat from hot flue gases. The most straightforward method is to use the hot gases to transfer heat to another fluid through a heat exchanger. Many streams in a typical refinery require preheating before being sent to distillation columns <text:soft-page-break/>or other units. By running the flue gas through a series of heat exchangers, the thermal energy of the waste stream can be recaptured by the process fluids and then exhausted back into the atmosphere through a second exhaust pipe and induction draft fan. By using the waste flue gas to heat up this process stream, the costs associated with heating that stream are reduced. As long as there are process fluids that are lower in temperature than the flue gas, they can continue to be reused through series’ of exchangers until they are no longer thermodynamically capable of heat transfer.</text:p>
      <text:p text:style-name="P1">The need to process the flue gas is also unnecessary because of the nature of the exhaust/bustle system. Because the exhaust gases are maintained at a temperature of between 1400 and 1800 degrees Fahrenheit while in the flare stack itself, they are given adequate time to sufficiently or completely oxidize contaminants. Thus the gas is safe to vent straight to the atmosphere.   </text:p>
      <text:p text:style-name="Text_20_body"/>
      <text:p text:style-name="P5">Alternative Methods-No flare stack (Optimized alternatively through better process controls)</text:p>
      <text:p text:style-name="P4">Other methods have been devised that eliminate the need for a flare stack altogether (Kher et al), or drastically reduce the flow sent to the flare stack (Sun et al). Although the flare runs continuously, some of what goes to the flare is not truly waste and can be recaptured into appropriate processes. Factors mentioned by Sun and Bokare as major contributors to excessive flare stack flow rate include leaky valves and poorly designed operating conditions (pp 1). We will investigate the impact (potential profit and risks) of removing the flare system altogether over attempting energy capture, including partial removal of flare streams.</text:p>
      <text:p text:style-name="Text_20_body"/>
      <text:p text:style-name="P5">Alternative Methods-Pressure gauges and FGRS installation</text:p>
      <text:p text:style-name="P4"><text:soft-page-break/>There are three changes that have been used in the Jamnagar refinery which have led to the  reduction of losses of fuel in a refinery. The first two address pressure valves: fix leaky ones and check that the pressures they open at are not too low. The other suggestion is to install a FGRS, which stands for flare gas recovery system. This option would be installed between the liquid seal drum and the flare stack. Using two compressors as the source of suction, it draws gas from the stream and then cools it down for more effective transport. It is then sent to be processed into fuel gas.</text:p>
      <text:p text:style-name="P4">Reductions were calculated from the Jamnagar crude oil refinery. The losses equaled somewhere between 45 and 52 TPD of feed and purge gases. So, while the amount of recovered, usable gas fluctuated throughout the day, the amounts are significant. These losses translate into .22% of the total output. Changes would reduce this to .13% or as low as .03%, which translates into $$$$$[exact  figure].</text:p>
      <text:p text:style-name="P4">Once recovered, it was fed through an amine absorber. It was high in H2S content, such that it didn’t meet regulatory specifications of 100 ppm and, so it needed treatment.</text:p>
      <text:p text:style-name="P4">Possible concerns include, what happens in time of emergency. Due to the fact that the FGRS is in sequence with the flare stack, excess gas can be vented and burned through the flare stack (Bokare et al).</text:p>
      <text:p text:style-name="Text_20_body"/>
      <text:p text:style-name="P6">IV. Associated Costs</text:p>
      <text:p text:style-name="P4">Two main areas of importance when determining the feasibility of the aforementioned devices is the cost of installation and maintenance.  A large initial cost cost to install a device may be worth the investment if there is a large return in the coming years. Improvements in process controls could potentially be much more viable, as good maintenance would require less of a capital investment, and could potentially increase profits.</text:p>
      <text:p text:style-name="Text_20_body"><text:soft-page-break/></text:p>
      <text:p text:style-name="P5">Conclusions</text:p>
      <text:p text:style-name="P4">We believe that reducing stream flow rates through improved process controls is the best option for a plant that has potential to do so. Once this has been achieved, recirculating flue gas for heating purposes would be the next best option, as it requires the least capital investment, and has similar heat transfer efficiency. At this time, we do not believe that electricity generation from heat recapture is practical.</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an Riet</meta:initial-creator>
    <meta:creation-date>2014-03-19T07:14:15.646193703</meta:creation-date>
    <dc:date>2014-03-19T07:17:33.613634630</dc:date>
    <dc:creator>Adriaan Riet</dc:creator>
    <meta:editing-duration>P0D</meta:editing-duration>
    <meta:editing-cycles>1</meta:editing-cycles>
    <meta:document-statistic meta:table-count="0" meta:image-count="0" meta:object-count="0" meta:page-count="7" meta:paragraph-count="35" meta:word-count="1833" meta:character-count="11063" meta:non-whitespace-character-count="9228"/>
    <meta:generator>LibreOffice/4.1.3.2$Linux_X86_64 LibreOffice_project/410m0$Build-2</meta:generator>
  </office:meta>
</office:document-meta>
</file>